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officeooo:rsid="00227158" officeooo:paragraph-rsid="00227158"/>
    </style:style>
    <style:style style:name="P2" style:family="paragraph" style:parent-style-name="Heading_20_1">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Heading_20_2">
      <style:text-properties style:font-name="Times New Roman"/>
    </style:style>
    <style:style style:name="P4" style:family="paragraph" style:parent-style-name="Heading_20_2">
      <style:paragraph-properties fo:text-align="start" style:justify-single-word="false"/>
      <style:text-properties style:font-name="Times New Roman"/>
    </style:style>
    <style:style style:name="P5" style:family="paragraph" style:parent-style-name="Standard">
      <style:paragraph-properties fo:margin-left="0in" fo:margin-right="0in" fo:line-height="200%" fo:text-indent="0in" style:auto-text-indent="false"/>
      <style:text-properties style:font-name="Times New Roman" officeooo:paragraph-rsid="001ac40f"/>
    </style:style>
    <style:style style:name="P6" style:family="paragraph" style:parent-style-name="Standard">
      <style:paragraph-properties fo:margin-left="0in" fo:margin-right="0in" fo:line-height="200%" fo:text-indent="0in" style:auto-text-indent="false"/>
      <style:text-properties style:font-name="Times New Roman" officeooo:paragraph-rsid="0024886d"/>
    </style:style>
    <style:style style:name="P7" style:family="paragraph" style:parent-style-name="Standard">
      <style:paragraph-properties fo:margin-left="0in" fo:margin-right="0in" fo:line-height="200%" fo:text-indent="0in" style:auto-text-indent="false"/>
      <style:text-properties style:font-name="Times New Roman" fo:font-size="12pt" fo:font-style="italic" officeooo:rsid="002167f0" officeooo:paragraph-rsid="0023af42" style:font-name-asian="Times New Roman1" style:font-size-asian="12pt" style:font-style-asian="italic" style:font-name-complex="Times New Roman1" style:font-size-complex="12pt" style:font-style-complex="italic"/>
    </style:style>
    <style:style style:name="P8" style:family="paragraph" style:parent-style-name="Heading_20_3">
      <style:paragraph-properties fo:margin-left="0in" fo:margin-right="0in" fo:text-indent="0in" style:auto-text-indent="false" fo:break-before="page"/>
      <style:text-properties fo:color="#434343" loext:opacity="100%" style:font-name="Times New Roman" fo:font-size="12pt" officeooo:rsid="002ef29a" officeooo:paragraph-rsid="002ef29a" style:font-name-asian="Times New Roman1" style:font-size-asian="12pt" style:font-name-complex="Times New Roman1" style:font-size-complex="12pt"/>
    </style:style>
    <style:style style:name="P9" style:family="paragraph" style:parent-style-name="Heading_20_3">
      <style:paragraph-properties fo:break-before="page"/>
      <style:text-properties style:font-name="Times New Roman"/>
    </style:style>
    <style:style style:name="P10" style:family="paragraph" style:parent-style-name="Heading_20_3">
      <style:paragraph-properties fo:break-before="page"/>
      <style:text-properties style:font-name="Times New Roman" officeooo:rsid="002ef29a" officeooo:paragraph-rsid="002ef29a"/>
    </style:style>
    <style:style style:name="P11" style:family="paragraph" style:parent-style-name="Heading_20_3">
      <style:paragraph-properties fo:break-before="page"/>
      <style:text-properties style:font-name="Times New Roman" officeooo:rsid="002fc737" officeooo:paragraph-rsid="002fc737"/>
    </style:style>
    <style:style style:name="P12" style:family="paragraph" style:parent-style-name="Heading_20_3">
      <style:paragraph-properties fo:break-before="page"/>
      <style:text-properties fo:color="#434343" loext:opacity="100%" style:font-name="Times New Roman" fo:font-size="12pt" officeooo:rsid="002ef29a" officeooo:paragraph-rsid="002ef29a" style:font-name-asian="Times New Roman1" style:font-size-asian="12pt" style:font-name-complex="Times New Roman1" style:font-size-complex="12pt"/>
    </style:style>
    <style:style style:name="P13" style:family="paragraph" style:parent-style-name="Heading_20_3">
      <style:paragraph-properties fo:break-before="page"/>
      <style:text-properties fo:color="#434343" loext:opacity="100%" style:font-name="Times New Roman" fo:font-size="12pt" officeooo:rsid="002fc737" officeooo:paragraph-rsid="002fc737" style:font-name-asian="Times New Roman1" style:font-size-asian="12pt" style:font-name-complex="Times New Roman1" style:font-size-complex="12pt"/>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200%" fo:text-align="center" style:justify-single-word="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in" fo:margin-right="0in" fo:line-height="200%" fo:text-indent="0.5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Heading_20_3" style:master-page-name="Standard">
      <style:paragraph-properties style:page-number="1" fo:break-before="page"/>
    </style:style>
    <style:style style:name="P21" style:family="paragraph" style:parent-style-name="Standard" style:master-page-name="First_20_Page">
      <style:paragraph-properties style:page-number="auto"/>
      <style:text-properties style:font-name="Times New Roman" fo:font-size="12pt" style:font-name-asian="Times New Roman1" style:font-size-asian="12pt" style:font-name-complex="Times New Roman1" style:font-size-complex="12pt"/>
    </style:style>
    <style:style style:name="T1" style:family="text">
      <style:text-properties officeooo:rsid="002c0d9f"/>
    </style:style>
    <style:style style:name="T2"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officeooo:rsid="000c9c52"/>
    </style:style>
    <style:style style:name="T4" style:family="text">
      <style:text-properties officeooo:rsid="00122192"/>
    </style:style>
    <style:style style:name="T5" style:family="text">
      <style:text-properties officeooo:rsid="0018b844"/>
    </style:style>
    <style:style style:name="T6" style:family="text">
      <style:text-properties fo:font-size="12pt" style:font-name-asian="Times New Roman1" style:font-size-asian="12pt" style:font-name-complex="Times New Roman1" style:font-size-complex="12pt"/>
    </style:style>
    <style:style style:name="T7" style:family="text">
      <style:text-properties fo:font-size="12pt" officeooo:rsid="001ac40f" style:font-name-asian="Times New Roman1" style:font-size-asian="12pt" style:font-name-complex="Times New Roman1" style:font-size-complex="12pt"/>
    </style:style>
    <style:style style:name="T8" style:family="text">
      <style:text-properties fo:font-size="12pt" officeooo:rsid="0020f4ef" style:font-name-asian="Times New Roman1" style:font-size-asian="12pt" style:font-name-complex="Times New Roman1" style:font-size-complex="12pt"/>
    </style:style>
    <style:style style:name="T9" style:family="text">
      <style:text-properties fo:font-size="12pt" officeooo:rsid="001ea231" style:font-name-asian="Times New Roman1" style:font-size-asian="12pt" style:font-name-complex="Times New Roman1" style:font-size-complex="12pt"/>
    </style:style>
    <style:style style:name="T10" style:family="text">
      <style:text-properties fo:font-size="12pt" officeooo:rsid="0020a1ce" style:font-name-asian="Times New Roman1" style:font-size-asian="12pt" style:font-name-complex="Times New Roman1" style:font-size-complex="12pt"/>
    </style:style>
    <style:style style:name="T11" style:family="text">
      <style:text-properties fo:font-size="12pt" officeooo:rsid="002167f0" style:font-name-asian="Times New Roman1" style:font-size-asian="12pt" style:font-name-complex="Times New Roman1" style:font-size-complex="12pt"/>
    </style:style>
    <style:style style:name="T12" style:family="text">
      <style:text-properties fo:font-size="12pt" officeooo:rsid="001c76a8" style:font-name-asian="Times New Roman1" style:font-size-asian="12pt" style:font-name-complex="Times New Roman1" style:font-size-complex="12pt"/>
    </style:style>
    <style:style style:name="T13" style:family="text">
      <style:text-properties fo:font-size="12pt" officeooo:rsid="00227158" style:font-name-asian="Times New Roman1" style:font-size-asian="12pt" style:font-name-complex="Times New Roman1" style:font-size-complex="12pt"/>
    </style:style>
    <style:style style:name="T14" style:family="text">
      <style:text-properties fo:font-size="12pt" officeooo:rsid="0024886d" style:font-name-asian="Times New Roman1" style:font-size-asian="12pt" style:font-name-complex="Times New Roman1" style:font-size-complex="12pt"/>
    </style:style>
    <style:style style:name="T15" style:family="text">
      <style:text-properties fo:font-size="12pt" officeooo:rsid="0025214c" style:font-name-asian="Times New Roman1" style:font-size-asian="12pt" style:font-name-complex="Times New Roman1" style:font-size-complex="12pt"/>
    </style:style>
    <style:style style:name="T16" style:family="text">
      <style:text-properties fo:font-size="12pt" officeooo:rsid="00281889" style:font-name-asian="Times New Roman1" style:font-size-asian="12pt" style:font-name-complex="Times New Roman1" style:font-size-complex="12pt"/>
    </style:style>
    <style:style style:name="T17" style:family="text">
      <style:text-properties fo:font-size="12pt" officeooo:rsid="002a4de4" style:font-name-asian="Times New Roman1" style:font-size-asian="12pt" style:font-name-complex="Times New Roman1" style:font-size-complex="12pt"/>
    </style:style>
    <style:style style:name="T18" style:family="text">
      <style:text-properties fo:font-size="12pt" officeooo:rsid="002bcc98" style:font-name-asian="Times New Roman1" style:font-size-asian="12pt" style:font-name-complex="Times New Roman1" style:font-size-complex="12pt"/>
    </style:style>
    <style:style style:name="T19" style:family="text">
      <style:text-properties fo:font-size="12pt" officeooo:rsid="002ccda3" style:font-name-asian="Times New Roman1" style:font-size-asian="12pt" style:font-name-complex="Times New Roman1" style:font-size-complex="12pt"/>
    </style:style>
    <style:style style:name="T20" style:family="text">
      <style:text-properties fo:font-size="12pt" officeooo:rsid="002cdaf7" style:font-name-asian="Times New Roman1" style:font-size-asian="12pt" style:font-name-complex="Times New Roman1" style:font-size-complex="12pt"/>
    </style:style>
    <style:style style:name="T21" style:family="text">
      <style:text-properties fo:font-size="12pt" fo:font-style="italic" officeooo:rsid="001ea231" style:font-name-asian="Times New Roman1" style:font-size-asian="12pt" style:font-style-asian="italic" style:font-name-complex="Times New Roman1" style:font-size-complex="12pt" style:font-style-complex="italic"/>
    </style:style>
    <style:style style:name="T22" style:family="text">
      <style:text-properties fo:font-size="12pt" fo:font-style="italic" officeooo:rsid="0020f4ef" style:font-name-asian="Times New Roman1" style:font-size-asian="12pt" style:font-style-asian="italic" style:font-name-complex="Times New Roman1" style:font-size-complex="12pt" style:font-style-complex="italic"/>
    </style:style>
    <style:style style:name="T23" style:family="text">
      <style:text-properties fo:font-size="12pt" fo:font-style="italic" officeooo:rsid="0024886d" style:font-name-asian="Times New Roman1" style:font-size-asian="12pt" style:font-style-asian="italic" style:font-name-complex="Times New Roman1" style:font-size-complex="12pt" style:font-style-complex="italic"/>
    </style:style>
    <style:style style:name="T24" style:family="text">
      <style:text-properties fo:font-size="12pt" fo:font-style="italic" officeooo:rsid="002a4de4" style:font-name-asian="Times New Roman1" style:font-size-asian="12pt" style:font-style-asian="italic" style:font-name-complex="Times New Roman1" style:font-size-complex="12pt" style:font-style-complex="italic"/>
    </style:style>
    <style:style style:name="T25" style:family="text">
      <style:text-properties fo:font-size="12pt" fo:font-style="normal" officeooo:rsid="001ea231" style:font-name-asian="Times New Roman1" style:font-size-asian="12pt" style:font-style-asian="normal" style:font-name-complex="Times New Roman1" style:font-size-complex="12pt" style:font-style-complex="normal"/>
    </style:style>
    <style:style style:name="T26" style:family="text">
      <style:text-properties fo:font-size="12pt" fo:font-style="normal" officeooo:rsid="0025214c" style:font-name-asian="Times New Roman1" style:font-size-asian="12pt" style:font-style-asian="normal" style:font-name-complex="Times New Roman1"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obert F Parker <text:s text:c="94"/>Word Count: -00,149</text:p>
      <text:p text:style-name="P15">933 Taos Ct</text:p>
      <text:p text:style-name="P15">Fallon, NV, 89406</text:p>
      <text:p text:style-name="Standard"><text:a xlink:type="simple" xlink:href="mailto:robparkernv@gmail.com" text:style-name="ListLabel_20_1" text:visited-style-name="ListLabel_20_1"><text:span text:style-name="T2">robparkernv@gmail.com</text:span></text:a></text:p>
      <text:p text:style-name="P15">(775) 357-5457</text:p>
      <text:p text:style-name="P15"/>
      <text:p text:style-name="P15"/>
      <text:p text:style-name="P15"/>
      <text:p text:style-name="P15"/>
      <text:p text:style-name="P15"/>
      <text:p text:style-name="P15"/>
      <text:p text:style-name="P15"/>
      <text:p text:style-name="P15"/>
      <text:p text:style-name="Title">The Death of Serpent Flowers</text:p>
      <text:p text:style-name="P2"><text:bookmark text:name="_ltt1x68c29p4"/></text:p>
      <text:p text:style-name="P16">Writing as “Franc<text:span text:style-name="T3">is</text:span> <text:span text:style-name="T4">Row</text:span><text:span text:style-name="T5">e</text:span><text:span text:style-name="T3">”</text:span></text:p>
      <text:p text:style-name="P16"/>
      <text:p text:style-name="P15"/>
      <text:p text:style-name="P15"/>
      <text:p text:style-name="P15"/>
      <text:p text:style-name="P15"/>
      <text:p text:style-name="P15"/>
      <text:p text:style-name="P15"/>
      <text:p text:style-name="P15"/>
      <text:p text:style-name="P20"><text:bookmark text:name="_oglu9fjjhysi"/>Devon</text:p>
      <text:p text:style-name="P19"/>
      <text:p text:style-name="P5"><text:span text:style-name="T6"><text:tab/></text:span><text:span text:style-name="T7">It was a </text:span><text:span text:style-name="T8">short, brutal winter, the winter two girls were murdered, the winter everyone celebrated the soldiers coming home</text:span><text:span text:style-name="T9">. The </text:span><text:span text:style-name="T8">snow and ice had begun to sweat</text:span><text:span text:style-name="T9"> </text:span><text:span text:style-name="T8">as </text:span><text:span text:style-name="T9">classes resumed that </text:span><text:span text:style-name="T8">January</text:span><text:span text:style-name="T9">. </text:span><text:span text:style-name="T22">It’ll be a long spring</text:span><text:span text:style-name="T8">, </text:span><text:span text:style-name="T14">Devon thought, </text:span><text:span text:style-name="T23">that’s what dad would </text:span><text:span text:style-name="T24">have</text:span><text:span text:style-name="T23"> sa</text:span><text:span text:style-name="T24">id</text:span><text:span text:style-name="T8">. </text:span><text:span text:style-name="T13">Devon</text:span><text:span text:style-name="T9"> wrote about </text:span><text:span text:style-name="T13">the war</text:span><text:span text:style-name="T9"> in essays, </text:span><text:span text:style-name="T16">waxing philosophic in his notes,</text:span><text:span text:style-name="T9"> drawing connections </text:span><text:span text:style-name="T19">where none existed</text:span><text:span text:style-name="T9">. He wondered what </text:span><text:span text:style-name="T18">Hegel </text:span><text:span text:style-name="T9">would </text:span><text:span text:style-name="T18">make </text:span><text:span text:style-name="T9">of </text:span><text:span text:style-name="T17">Levin rounds</text:span><text:span text:style-name="T9">. The </text:span><text:span text:style-name="T17">bullets</text:span><text:span text:style-name="T9"> </text:span><text:span text:style-name="T17">released a surge of electricity on </text:span><text:span text:style-name="T19">impact</text:span><text:span text:style-name="T17">, cooking the victim alive as lightning raced from one nerve to the next. It was better to be shot in the head than the leg. </text:span></text:p>
      <text:p text:style-name="P6"><text:span text:style-name="T9"><text:tab/></text:span><text:span text:style-name="T21">I’m late.</text:span><text:span text:style-name="T25"> </text:span><text:span text:style-name="T26">He</text:span><text:span text:style-name="T25"> </text:span><text:span text:style-name="T14">check</text:span><text:span text:style-name="T15">ed</text:span><text:span text:style-name="T14"> his watch as he exited</text:span><text:span text:style-name="T9"> Jennings Hall. </text:span><text:span text:style-name="T10">Ahead of him, Amanda Hol</text:span><text:span text:style-name="T11">lister</text:span><text:span text:style-name="T10"> walked towards the same class, fidgeting with her bag, trying to find a comfortable position for it on her shoulder. </text:span><text:span text:style-name="T12"><text:s/></text:span><text:span text:style-name="T10">He kept his distance. Curled, blonde strands of hair </text:span><text:span text:style-name="T14">tapped</text:span><text:span text:style-name="T10"> </text:span><text:span text:style-name="T14">the shoulders of her coat like a</text:span><text:span text:style-name="T17">n old </text:span><text:span text:style-name="T14">friend desperate for attention</text:span><text:span text:style-name="T10">. </text:span><text:span text:style-name="T11">He matched his pace to hers, </text:span><text:span text:style-name="T20">wondering if</text:span><text:span text:style-name="T11"> she would notice the crunch of salt beneath his boots. </text:span></text:p>
      <text:p text:style-name="P6"><text:span text:style-name="T11"><text:tab/></text:span><text:span text:style-name="T14">The path from Jennings to the Traeger building</text:span><text:span text:style-name="T11"> </text:span><text:span text:style-name="T14">cut past the worn brick exterior of the dorms and around the commons </text:span><text:span text:style-name="T20">in</text:span><text:span text:style-name="T14"> a </text:span><text:span text:style-name="T20">long cresent</text:span><text:span text:style-name="T14">. The grass just peaking through the top of the snow like it was gasping for air. The concrete path, pocked and worn, wrapped it’s way to the far end of the campus, circling the cafeteria in a wide horshoe and back around the dorms until it reached the parking garage near Jennings.</text:span></text:p>
      <text:p text:style-name="P7"><text:tab/></text:p>
      <text:p text:style-name="P8">Kate</text:p>
      <text:p text:style-name="P19"/>
      <text:p text:style-name="P19"/>
      <text:p text:style-name="P17"/>
      <text:p text:style-name="P14"/>
      <text:p text:style-name="P12">Carlos</text:p>
      <text:p text:style-name="P16"/>
      <text:p text:style-name="P17"><text:tab/></text:p>
      <text:p text:style-name="P15"/>
      <text:p text:style-name="P3"><text:bookmark text:name="_louyn0j3geq3"/></text:p>
      <text:p text:style-name="P12">Amanda</text:p>
      <text:p text:style-name="P18"/>
      <text:p text:style-name="P19"/>
      <text:p text:style-name="P15"/>
      <text:p text:style-name="P4"><text:bookmark text:name="_f3z52l514gju"/></text:p>
      <text:p text:style-name="P10"><text:bookmark text:name="_bee0c4s2juq2"/>Becca</text:p>
      <text:p text:style-name="P16"/>
      <text:p text:style-name="P19"/>
      <text:p text:style-name="P15"/>
      <text:p text:style-name="P3"><text:bookmark text:name="_9sr8hmf9firl"/></text:p>
      <text:p text:style-name="P12">Gabe</text:p>
      <text:p text:style-name="P16"/>
      <text:p text:style-name="P17"><text:tab/></text:p>
      <text:p text:style-name="P3"><text:bookmark text:name="_uvyvq5m0j2kr"/></text:p>
      <text:p text:style-name="P10"><text:bookmark text:name="_4zn7lrhip6du"/>Becca</text:p>
      <text:p text:style-name="P16"/>
      <text:p text:style-name="P15"><text:tab/></text:p>
      <text:p text:style-name="P15"/>
      <text:p text:style-name="P3"><text:bookmark text:name="_c6w7o4qqdbt2"/></text:p>
      <text:p text:style-name="P10"><text:bookmark text:name="_2e4r63fjgz4e"/>Devon</text:p>
      <text:p text:style-name="P16"/>
      <text:p text:style-name="P15"><text:tab/></text:p>
      <text:p text:style-name="P15"/>
      <text:p text:style-name="P3"><text:bookmark text:name="_9lvkaex19n6b"/></text:p>
      <text:p text:style-name="P10"><text:bookmark text:name="_mbmhek8lc9l1"/>Amanda</text:p>
      <text:p text:style-name="P15"><text:tab/></text:p>
      <text:p text:style-name="P15"/>
      <text:p text:style-name="P3"><text:bookmark text:name="_fzxmjuxfdc7"/></text:p>
      <text:p text:style-name="P10"><text:bookmark text:name="_48o5cp8yus3z"/>Jeremy</text:p>
      <text:p text:style-name="P16"/>
      <text:p text:style-name="P15"><text:tab/></text:p>
      <text:p text:style-name="P15"/>
      <text:p text:style-name="P3"><text:bookmark text:name="_izuzqfpkpqsv"/></text:p>
      <text:p text:style-name="P11"><text:bookmark text:name="_jv1di3t041cg"/>Becca</text:p>
      <text:p text:style-name="P16"/>
      <text:p text:style-name="P15"><text:tab/></text:p>
      <text:p text:style-name="P15"/>
      <text:p text:style-name="P3"><text:bookmark text:name="_aoplfju0ohyn"/></text:p>
      <text:p text:style-name="P11"><text:bookmark text:name="_ee0saf26xx90"/>Kate</text:p>
      <text:p text:style-name="P16"/>
      <text:p text:style-name="P15"><text:tab/></text:p>
      <text:p text:style-name="P15"/>
      <text:p text:style-name="P3"><text:bookmark text:name="_h1l9p1enmn6k"/></text:p>
      <text:p text:style-name="P13">Carlos</text:p>
      <text:p text:style-name="P16"/>
      <text:p text:style-name="P15"><text:tab/></text:p>
      <text:p text:style-name="P15"/>
      <text:p text:style-name="P3"><text:bookmark text:name="_vyfws3pl05yq"/></text:p>
      <text:p text:style-name="P13">Devon</text:p>
      <text:p text:style-name="P16"/>
      <text:p text:style-name="P15"><text:tab/></text:p>
      <text:p text:style-name="P15"/>
      <text:p text:style-name="P3"><text:bookmark text:name="_a95ntfz0ziaq"/></text:p>
      <text:p text:style-name="P11"><text:bookmark text:name="_7bvze5d9ke3t"/>Amanda</text:p>
      <text:p text:style-name="P16"/>
      <text:p text:style-name="P15"><text:tab/></text:p>
      <text:p text:style-name="P15"/>
      <text:p text:style-name="P3"><text:bookmark text:name="_oohjt54j31ko"/></text:p>
      <text:p text:style-name="P13">Carlos</text:p>
      <text:p text:style-name="P16"/>
      <text:p text:style-name="P15"><text:tab/></text:p>
      <text:p text:style-name="P15"/>
      <text:p text:style-name="P3"><text:bookmark text:name="_mh9e68a152s7"/></text:p>
      <text:p text:style-name="P13">Kate</text:p>
      <text:p text:style-name="P15"><text:tab/></text:p>
      <text:p text:style-name="P15"/>
      <text:p text:style-name="P3"><text:bookmark text:name="_g11xbwkj0os1"/></text:p>
      <text:p text:style-name="P13">Devon</text:p>
      <text:p text:style-name="P16"/>
      <text:p text:style-name="P15"><text:tab/></text:p>
      <text:p text:style-name="P15"/>
      <text:p text:style-name="P3"><text:bookmark text:name="_cto7ju54yrs"/></text:p>
      <text:p text:style-name="P11"><text:bookmark text:name="_5j307jbpp2ip"/>Gabe</text:p>
      <text:p text:style-name="P16"/>
      <text:p text:style-name="P15"><text:tab/></text:p>
      <text:p text:style-name="P15"/>
      <text:p text:style-name="P3"><text:bookmark text:name="_7v35wjts0itj"/></text:p>
      <text:p text:style-name="P11">Carlos</text:p>
      <text:p text:style-name="P16"/>
      <text:p text:style-name="P15"><text:tab/></text:p>
      <text:p text:style-name="P15"/>
      <text:p text:style-name="P3"><text:bookmark text:name="_o4b22jmxbovd"/></text:p>
      <text:p text:style-name="P11"><text:bookmark text:name="_ez73ksihm5rv"/>Amanda</text:p>
      <text:p text:style-name="P15"><text:tab/></text:p>
      <text:p text:style-name="P15"/>
      <text:p text:style-name="P3"><text:bookmark text:name="_gu5aeevxnrs"/></text:p>
      <text:p text:style-name="P9"><text:bookmark text:name="_tetryp83wsnd"/>Chapter Twenty Two:</text:p>
      <text:p text:style-name="P16"/>
      <text:p text:style-name="P15"><text:tab/></text:p>
      <text:p text:style-name="P15"/>
      <text:p text:style-name="P3"><text:bookmark text:name="_eurq9zz7gskl"/></text:p>
      <text:p text:style-name="P9"><text:bookmark text:name="_jiud3djcu7n1"/>Chapter Twenty Three:</text:p>
      <text:p text:style-name="P16"/>
      <text:p text:style-name="P15"><text:tab/></text:p>
      <text:p text:style-name="P15"/>
      <text:p text:style-name="P3"><text:bookmark text:name="_c85s1n6ltqfa"/></text:p>
      <text:p text:style-name="P9"><text:bookmark text:name="_pbfbjzlefq9b"/>Chapter Twenty Four:</text:p>
      <text:p text:style-name="P16"/>
      <text:p text:style-name="P15"><text:tab/></text:p>
      <text:p text:style-name="P15"/>
      <text:p text:style-name="P3"><text:bookmark text:name="_wm0yb12evplt"/></text:p>
      <text:p text:style-name="P9"><text:bookmark text:name="_wt6ssh2n3apr"/>Chapter Twenty Five:</text:p>
      <text:p text:style-name="P16"/>
      <text:p text:style-name="P15"><text:tab/></text:p>
      <text:p text:style-name="P15"/>
      <text:p text:style-name="P3"><text:bookmark text:name="_58f6oeylx43x"/></text:p>
      <text:p text:style-name="P9"><text:bookmark text:name="_26y1kkn3jvl3"/>Chapter Twenty Six:</text:p>
      <text:p text:style-name="P16"/>
      <text:p text:style-name="P15"><text:tab/></text:p>
      <text:p text:style-name="P15"/>
      <text:p text:style-name="P3"><text:bookmark text:name="_xs6pgz4tf9wh"/></text:p>
      <text:p text:style-name="P9"><text:bookmark text:name="_8mpcn74bgee"/>Chapter Twenty Seven: </text:p>
      <text:p text:style-name="P16"/>
      <text:p text:style-name="P15"><text:tab/></text:p>
      <text:p text:style-name="P15"/>
      <text:p text:style-name="P3"><text:bookmark text:name="_xpbuf0eprh8f"/></text:p>
      <text:p text:style-name="P9"><text:bookmark text:name="_upqkqp2cyf8k"/>Chapter Twenty Eight: </text:p>
      <text:p text:style-name="P16"/>
      <text:p text:style-name="P15"><text:tab/></text:p>
      <text:p text:style-name="P15"/>
      <text:p text:style-name="P3"><text:bookmark text:name="_1h7pvog540xm"/></text:p>
      <text:p text:style-name="P9"><text:bookmark text:name="_e9eqwvkk0nld"/>Chapter Twenty Nine:</text:p>
      <text:p text:style-name="P15"><text:tab/></text:p>
      <text:p text:style-name="P15"/>
      <text:p text:style-name="P3"><text:bookmark text:name="_sgen6gmfhmiw"/></text:p>
      <text:p text:style-name="P9"><text:bookmark text:name="_mjy5cn8qrqo7"/>Chapter Thirty:</text:p>
      <text:p text:style-name="P16"/>
      <text:p text:style-name="P15"><text:tab/></text:p>
      <text:p text:style-name="P15"/>
      <text:p text:style-name="P3"><text:bookmark text:name="_onltsz61h37"/></text:p>
      <text:p text:style-name="P9"><text:bookmark text:name="_oukz55u3t1po"/>Chapter Thirty One: </text:p>
      <text:p text:style-name="P16"/>
      <text:p text:style-name="P15"><text:tab/></text:p>
      <text:p text:style-name="P15"/>
      <text:p text:style-name="P3"><text:bookmark text:name="_kn58l63fcn8f"/></text:p>
      <text:p text:style-name="P9"><text:bookmark text:name="_m8urqrps5sq7"/>Chapter Thirty Two:</text:p>
      <text:p text:style-name="P16"/>
      <text:p text:style-name="P15"><text:tab/></text:p>
      <text:p text:style-name="P15"/>
      <text:p text:style-name="P15"/>
      <text:p text:style-name="P15"/>
      <text:p text:style-name="P15"/>
      <text:p text:style-name="P15"/>
      <text:p text:style-name="P15"/>
      <text:p text:style-name="P9"><text:bookmark text:name="_6lwbj419pxzr"/>Chapter Thirty Three:</text:p>
      <text:p text:style-name="P14"/>
      <text:p text:style-name="P14"/>
      <text:p text:style-name="P14"/>
      <text:p text:style-name="P14"/>
      <text:p text:style-name="P14"/>
      <text:p text:style-name="P14"/>
      <text:p text:style-name="P14"/>
      <text:p text:style-name="P9"><text:bookmark text:name="_2p2096my4io8"/>Chapter Thirty Four:</text:p>
      <text:p text:style-name="P14"/>
      <text:p text:style-name="P14"/>
      <text:p text:style-name="P14"/>
      <text:p text:style-name="P14"/>
      <text:p text:style-name="P14"/>
      <text:p text:style-name="P14"/>
      <text:p text:style-name="P9"><text:bookmark text:name="_dsrsy4s4iiqo"/>Chapter Thirty Five:</text:p>
      <text:p text:style-name="P14"/>
      <text:p text:style-name="P14"/>
      <text:p text:style-name="P14"/>
      <text:p text:style-name="P14"/>
      <text:p text:style-name="P14"/>
      <text:p text:style-name="P14"/>
      <text:p text:style-name="P14"/>
      <text:p text:style-name="P14"/>
      <text:p text:style-name="P9"><text:bookmark text:name="_javtp5qs4m0s"/>Chapter Thirty Six:</text:p>
      <text:p text:style-name="P14"/>
      <text:p text:style-name="P14"/>
      <text:p text:style-name="P14"/>
      <text:p text:style-name="P14"/>
      <text:p text:style-name="P14"/>
      <text:p text:style-name="P14"/>
      <text:p text:style-name="P14"/>
      <text:p text:style-name="P14"/>
      <text:p text:style-name="P14"/>
      <text:p text:style-name="P9"><text:bookmark text:name="_x2piim4s5x3t"/>Chapter Thirty Seven:</text:p>
      <text:p text:style-name="P14"/>
      <text:p text:style-name="P14"/>
      <text:p text:style-name="P14"/>
      <text:p text:style-name="P14"/>
      <text:p text:style-name="P14"/>
      <text:p text:style-name="P14"/>
      <text:p text:style-name="P14"/>
      <text:p text:style-name="P14"/>
      <text:p text:style-name="P9"><text:bookmark text:name="_c0l0083oai9a"/>Chapter Thirty Eight:</text:p>
      <text:p text:style-name="P14"/>
      <text:p text:style-name="P14"/>
      <text:p text:style-name="P14"/>
      <text:p text:style-name="P14"/>
      <text:p text:style-name="P14"/>
      <text:p text:style-name="P14"/>
      <text:p text:style-name="P14"/>
      <text:p text:style-name="P14"/>
      <text:p text:style-name="P14"/>
      <text:p text:style-name="P14"/>
      <text:p text:style-name="P9"><text:bookmark text:name="_fnae80x8ouzc"/>Chapter Thirty Nine:</text:p>
      <text:p text:style-name="P14"/>
      <text:p text:style-name="P14"/>
      <text:p text:style-name="P14"/>
      <text:p text:style-name="P14"/>
      <text:p text:style-name="P14"/>
      <text:p text:style-name="P14"/>
      <text:p text:style-name="P14"/>
      <text:p text:style-name="P9"><text:bookmark text:name="_l5iqad2g3a8c"/>Chapter Forty:</text:p>
      <text:p text:style-name="P14"/>
      <text:p text:style-name="P14"/>
      <text:p text:style-name="P14"/>
      <text:p text:style-name="P14"/>
      <text:p text:style-name="P14"/>
      <text:p text:style-name="P14"/>
      <text:p text:style-name="P14"/>
      <text:p text:style-name="P14"/>
      <text:p text:style-name="P9"><text:bookmark text:name="_8x0te12nrb6l"/>Chapter Forty One:</text:p>
      <text:p text:style-name="P14"/>
      <text:p text:style-name="P14"/>
      <text:p text:style-name="P14"/>
      <text:p text:style-name="P14"/>
      <text:p text:style-name="P14"/>
      <text:p text:style-name="P14"/>
      <text:p text:style-name="P14"/>
      <text:p text:style-name="P9"><text:bookmark text:name="_fxbch1q24t6n"/>Chapter Forty Two:</text:p>
      <text:p text:style-name="P14"/>
      <text:p text:style-name="P14"/>
      <text:p text:style-name="P14"/>
      <text:p text:style-name="P14"/>
      <text:p text:style-name="P14"/>
      <text:p text:style-name="P14"/>
      <text:p text:style-name="P14"/>
      <text:p text:style-name="P14"/>
      <text:p text:style-name="P14"/>
      <text:p text:style-name="P14"/>
      <text:p text:style-name="P9"><text:bookmark text:name="_unf5o0oaugqq"/>Chapter Forty Three:</text:p>
      <text:p text:style-name="P14"/>
      <text:p text:style-name="P14"/>
      <text:p text:style-name="P14"/>
      <text:p text:style-name="P14"/>
      <text:p text:style-name="P14"/>
      <text:p text:style-name="P14"/>
      <text:p text:style-name="P9"><text:bookmark text:name="_u9rq4g6h7lgj"/>Chapter Forty Four:</text:p>
      <text:p text:style-name="P14"/>
      <text:p text:style-name="P14"/>
      <text:p text:style-name="P14"/>
      <text:p text:style-name="P14"/>
      <text:p text:style-name="P14"/>
      <text:p text:style-name="P14"/>
      <text:p text:style-name="P14"/>
      <text:p text:style-name="P9"><text:bookmark text:name="_j7a2d25v9juz"/>Chapter Forty Five:</text:p>
      <text:p text:style-name="P14"/>
      <text:p text:style-name="P14"/>
      <text:p text:style-name="P14"/>
      <text:p text:style-name="P14"/>
      <text:p text:style-name="P14"/>
      <text:p text:style-name="P14"/>
      <text:p text:style-name="P9"><text:bookmark text:name="_tcqpngz731s5"/>Chapter Forty Six:</text:p>
      <text:p text:style-name="P14"/>
      <text:p text:style-name="P14"/>
      <text:p text:style-name="P14"/>
      <text:p text:style-name="P14"/>
      <text:p text:style-name="P14"/>
      <text:p text:style-name="P14"/>
      <text:p text:style-name="P9"><text:bookmark text:name="_qkfzxs8v27p3"/>Chapter Forty Seven:</text:p>
      <text:p text:style-name="P14"/>
      <text:p text:style-name="P14"/>
      <text:p text:style-name="P14"/>
      <text:p text:style-name="P14"/>
      <text:p text:style-name="P14"/>
      <text:p text:style-name="P14"/>
      <text:p text:style-name="P14"/>
      <text:p text:style-name="P14"/>
      <text:p text:style-name="P9"><text:bookmark text:name="_s4rq84maefex"/>Chapter Forty Eight:</text:p>
      <text:p text:style-name="P14"/>
      <text:p text:style-name="P14"/>
      <text:p text:style-name="P14"/>
      <text:p text:style-name="P14"/>
      <text:p text:style-name="P14"/>
      <text:p text:style-name="P14"/>
      <text:p text:style-name="P9"><text:bookmark text:name="_oe48kogttxtr"/>Chapter Forty Nine:</text:p>
      <text:p text:style-name="P14"/>
      <text:p text:style-name="P14"/>
      <text:p text:style-name="P14"/>
      <text:p text:style-name="P14"/>
      <text:p text:style-name="P14"/>
      <text:p text:style-name="P14"/>
      <text:p text:style-name="P14"/>
      <text:p text:style-name="P9"><text:bookmark text:name="_fifzx6luxmjy"/>Chapter Fifty:</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style>
    <style:style style:name="Heading_20_2" style:display-name="Heading 2" style:family="paragraph" style:parent-style-name="normal" style:next-style-name="Standard" style:default-outline-level="" style:class="text">
      <style:paragraph-properties fo:line-height="200%" fo:text-align="center" style:justify-single-word="false" fo:keep-together="always"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200%" fo:text-align="center" style:justify-single-word="false" fo:keep-together="always" fo:keep-with-next="always"/>
      <style:text-properties fo:color="#434343"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Times New Roman" fo:font-family="'Times New Roman'" style:font-family-generic="roman" style:font-pitch="variable" fo:font-size="12pt" officeooo:rsid="00167e59"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fo:color="#1155cc"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officeooo:rsid="00227158" officeooo:paragraph-rsid="00227158"/>
    </style:style>
    <style:style style:name="MT1" style:family="text">
      <style:text-properties officeooo:rsid="002c0d9f"/>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owe /<text:span text:style-name="MT1"> The </text:span>Death of Serpent Flowers / <text:page-number text:select-page="current">50</text:page-number></text:p>
      </style:header>
    </style:master-page>
    <style:master-page style:name="First_20_Page" style:display-name="First Page" style:page-layout-name="Mpm2" style:next-style-name="Standard">
      <style:header>
        <text:p text:style-name="Header"/>
      </style:header>
      <style:footer>
        <text:p text:style-name="Standard"/>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date>2021-05-14T21:59:47.355658146</dc:date>
    <meta:editing-duration>P3DT15H58M44S</meta:editing-duration>
    <meta:editing-cycles>12</meta:editing-cycles>
    <meta:document-statistic meta:table-count="0" meta:image-count="0" meta:object-count="0" meta:page-count="52" meta:paragraph-count="90" meta:word-count="397" meta:character-count="2438" meta:non-whitespace-character-count="1970"/>
  </office:meta>
</office:document-meta>
</file>